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5cm" fo:min-width="18cm"/>
      <style:paragraph-properties style:writing-mode="lr-tb"/>
    </style:style>
    <style:style style:name="gr2" style:family="graphic" style:parent-style-name="standard">
      <style:graphic-properties svg:stroke-color="#3465a4" draw:fill="solid" draw:fill-color="#b3cac7" draw:textarea-horizontal-align="justify" draw:textarea-vertical-align="middle" draw:auto-grow-height="false" fo:min-height="0.5cm" fo:min-width="3.25cm"/>
      <style:paragraph-properties style:writing-mode="lr-tb"/>
    </style:style>
    <style:style style:name="gr3" style:family="graphic" style:parent-style-name="standard">
      <style:graphic-properties svg:stroke-color="#3465a4" draw:fill="solid" draw:fill-color="#b4c7dc" draw:textarea-horizontal-align="justify" draw:textarea-vertical-align="middle" draw:auto-grow-height="false" fo:min-height="0.5cm" fo:min-width="3.25cm"/>
      <style:paragraph-properties style:writing-mode="lr-tb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126cm" fo:min-width="2.126cm"/>
      <style:paragraph-properties style:writing-mode="lr-tb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svg:stroke-color="#ff4000" draw:marker-end="Puntas_20_de_20_flecha_20_3" draw:marker-end-width="0.3cm" draw:fill="none" draw:textarea-vertical-align="top"/>
      <style:paragraph-properties style:writing-mode="lr-tb"/>
    </style:style>
    <style:style style:name="gr8" style:family="graphic" style:parent-style-name="standard">
      <style:graphic-properties svg:stroke-color="#ff0000" draw:fill-color="#ffd7d7" draw:textarea-horizontal-align="justify" draw:textarea-vertical-align="middle" draw:auto-grow-height="false" fo:min-height="2.25cm" fo:min-width="3.75cm"/>
      <style:paragraph-properties style:writing-mode="lr-tb"/>
    </style:style>
    <style:style style:name="gr9" style:family="graphic" style:parent-style-name="objectwithoutfill">
      <style:graphic-properties svg:stroke-color="#ff4000" draw:marker-end="Puntas_20_de_20_flecha_20_3" draw:marker-end-width="0.3cm" draw:fill="none" draw:textarea-vertical-align="bottom"/>
      <style:paragraph-properties style:writing-mode="lr-tb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876cm" fo:min-width="2.5cm"/>
      <style:paragraph-properties style:writing-mode="lr-tb"/>
    </style:style>
    <style:style style:name="gr12" style:family="graphic" style:parent-style-name="standard">
      <style:graphic-properties draw:fill-color="#ffd8ce" draw:textarea-horizontal-align="justify" draw:textarea-vertical-align="middle" draw:auto-grow-height="false" fo:min-height="1.626cm" fo:min-width="2.126cm"/>
      <style:paragraph-properties style:writing-mode="lr-tb"/>
    </style:style>
    <style:style style:name="gr13" style:family="graphic" style:parent-style-name="objectwithoutfill">
      <style:graphic-properties draw:marker-end="Puntas_20_de_20_flecha_20_2" draw:marker-end-width="0.3cm" draw:fill="none" draw:textarea-vertical-align="top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14cm" fo:min-width="3.668cm"/>
      <style:paragraph-properties style:writing-mode="lr-tb"/>
    </style:style>
    <style:style style:name="gr15" style:family="graphic" style:parent-style-name="standard">
      <style:graphic-properties svg:stroke-color="#ff0000" draw:fill-color="#ffd7d7" draw:textarea-horizontal-align="justify" draw:textarea-vertical-align="middle" draw:auto-grow-height="false" fo:min-height="0.75cm" fo:min-width="4.25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26cm" fo:min-width="2.5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0.626cm" fo:min-width="1.876cm"/>
      <style:paragraph-properties style:writing-mode="lr-tb"/>
    </style:style>
    <style:style style:name="gr18" style:family="graphic" style:parent-style-name="objectwithoutfill">
      <style:graphic-properties draw:marker-end="Puntas_20_de_20_flecha_20_2" draw:marker-end-width="0.3cm" draw:fill="none" draw:textarea-vertical-align="bottom"/>
      <style:paragraph-properties style:writing-mode="lr-tb"/>
    </style:style>
    <style:style style:name="gr19" style:family="graphic" style:parent-style-name="standard">
      <style:graphic-properties svg:stroke-color="#ff0000" draw:fill-color="#ffd7d7" draw:textarea-horizontal-align="justify" draw:textarea-vertical-align="middle" draw:auto-grow-height="false" fo:min-height="1.5cm" fo:min-width="5cm"/>
      <style:paragraph-properties style:writing-mode="lr-tb"/>
    </style:style>
    <style:style style:name="gr20" style:family="graphic" style:parent-style-name="objectwithoutfill">
      <style:graphic-properties svg:stroke-color="#ff0000" draw:marker-end="Puntas_20_de_20_flecha_20_2" draw:marker-end-width="0.3cm" draw:fill="none" draw:textarea-vertical-align="to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b3cac7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fo:font-size="12pt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color="#ff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ffd7d7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margin-top="0.1cm" fo:margin-bottom="0.1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>
      <loext:graphic-properties draw:fill-color="#ffd8ce"/>
      <style:paragraph-properties fo:text-align="center" style:writing-mode="lr-tb"/>
      <style:text-properties fo:font-size="12pt" fo:font-weight="bold" style:font-weight-asian="bold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dee6ef"/>
      <style:paragraph-properties fo:text-align="center" style:writing-mode="lr-tb"/>
      <style:text-properties fo:font-size="12pt" fo:font-weight="bold" style:font-weight-asian="bold" style:font-weight-complex="bold"/>
    </style:style>
    <style:style style:name="P19" style:family="paragraph">
      <style:paragraph-properties fo:margin-top="0cm" fo:margin-bottom="0cm"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-color="#ffd7d7"/>
      <style:paragraph-properties fo:margin-top="0cm" fo:margin-bottom="0cm"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left="1cm" fo:margin-right="0cm" fo:margin-top="0cm" fo:margin-bottom="0cm" fo:line-height="100%" fo:text-align="end" fo:text-indent="0cm"/>
    </style:style>
    <style:style style:name="P22" style:family="paragraph">
      <loext:graphic-properties draw:fill="none"/>
      <style:paragraph-properties fo:margin-left="1cm" fo:margin-right="0cm" fo:margin-top="0cm" fo:margin-bottom="0cm" fo:line-height="100%" fo:text-align="end" fo:text-indent="0cm" style:writing-mode="lr-tb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color="#ff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margin-top="0cm" fo:margin-bottom="0cm" fo:text-align="start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/>
      <style:paragraph-properties fo:margin-top="0cm" fo:margin-bottom="0cm" fo:text-align="start" style:writing-mode="lr-tb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  <style:paragraph-properties fo:text-align="center"/>
      <style:text-properties fo:color="#2a6099" loext:opacity="100%" loext:color-lum-mod="100%" loext:color-lum-off="0%" fo:font-size="10pt" fo:font-weight="bold" fo:background-color="#2a6099" style:font-size-asian="10pt" style:font-weight-asian="bold" style:font-size-complex="10pt" style:font-weight-complex="bold"/>
    </style:style>
    <style:style style:name="P29" style:family="paragraph">
      <style:paragraph-properties fo:text-align="center"/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center"/>
      <style:text-properties fo:color="#ff4000" loext:opacity="100%" loext:color-lum-mod="100%" loext:color-lum-off="0%" fo:font-size="10pt" fo:font-weight="bold" fo:background-color="#2a6099" style:font-size-asian="10pt" style:font-weight-asian="bold" style:font-size-complex="10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2" draw:layer="layout" svg:width="18.5cm" svg:height="0.75cm" svg:x="1.25cm" svg:y="1.25cm">
              <text:p text:style-name="P1">DIAGRAMA BLOQUES LÓGICA verlibro.php</text:p>
              <draw:enhanced-geometry svg:viewBox="0 0 21600 21600" draw:type="rectangle" draw:enhanced-path="M 0 0 L 21600 0 21600 21600 0 21600 0 0 Z N"/>
            </draw:custom-shape>
            <draw:custom-shape draw:style-name="gr2" draw:text-style-name="P4" xml:id="id1" draw:id="id1" draw:layer="layout" svg:width="3.75cm" svg:height="0.75cm" svg:x="2.5cm" svg:y="2.5cm">
              <text:p text:style-name="P3"><text:span text:style-name="T1">Código usuari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3" draw:text-style-name="P5" xml:id="id2" draw:id="id2" draw:layer="layout" svg:width="3.75cm" svg:height="0.75cm" svg:x="11.25cm" svg:y="2.5cm">
              <text:p text:style-name="P3"><text:span text:style-name="T1">Código libr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onnector draw:style-name="gr4" draw:text-style-name="P6" xml:id="id3" draw:id="id3" draw:layer="layout" draw:type="lines" svg:x1="6.25cm" svg:y1="2.875cm" svg:x2="11.25cm" svg:y2="2.875cm" draw:start-shape="id1" draw:start-glue-point="7" draw:end-shape="id2" draw:end-glue-point="5" svg:d="M6250 2875h502 3997 501" svg:viewBox="0 0 5001 1">
              <text:p/>
            </draw:connector>
            <draw:custom-shape draw:style-name="gr5" draw:text-style-name="P8" xml:id="id4" draw:id="id4" draw:layer="layout" svg:width="5.25cm" svg:height="4.75cm" svg:x="6.125cm" svg:y="3.5cm">
              <text:p text:style-name="P7"><text:span text:style-name="T2">¿Usuario ya tiene prestado otro libro, pendiente devolver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6" draw:text-style-name="P6" draw:layer="layout" svg:x1="8.75cm" svg:y1="2.875cm" svg:x2="8.75cm" svg:y2="3.5cm" draw:start-shape="id3" draw:start-glue-point="0" draw:end-shape="id4" draw:end-glue-point="4" svg:d="M8750 2875v625" svg:viewBox="0 0 1 626">
              <text:p/>
            </draw:connector>
            <draw:connector draw:style-name="gr7" draw:text-style-name="P10" draw:layer="layout" svg:x1="11.375cm" svg:y1="5.875cm" svg:x2="17cm" svg:y2="26.25cm" draw:start-shape="id4" draw:start-glue-point="7" draw:end-shape="id5" draw:end-glue-point="0" svg:d="M11375 5875h5625v20375" svg:viewBox="0 0 5626 20376">
              <text:p text:style-name="P9"><text:span text:style-name="T3">SI</text:span></text:p>
            </draw:connector>
            <draw:custom-shape draw:style-name="gr5" draw:text-style-name="P8" xml:id="id6" draw:id="id6" draw:layer="layout" svg:width="5.25cm" svg:height="4.75cm" svg:x="6.125cm" svg:y="9.5cm">
              <text:p text:style-name="P7"><text:span text:style-name="T2">¿Usuario ya tiene reservado otro libro, pendiente <text:s/>recoger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" draw:text-style-name="P12" xml:id="id7" draw:id="id7" draw:layer="layout" svg:width="4.25cm" svg:height="2.5cm" svg:x="11.625cm" svg:y="12.5cm">
              <text:p text:style-name="P11"><text:span text:style-name="T4">Usuario ya tiene otro libro reservado, pendiente recoger. Mientras tanto no puede solicitar otro libro</text:span></text:p>
              <draw:enhanced-geometry svg:viewBox="0 0 21600 21600" draw:type="rectangle" draw:enhanced-path="M 0 0 L 21600 0 21600 21600 0 21600 0 0 Z N"/>
            </draw:custom-shape>
            <draw:connector draw:style-name="gr9" draw:text-style-name="P10" draw:layer="layout" svg:x1="11.375cm" svg:y1="11.875cm" svg:x2="13.75cm" svg:y2="12.5cm" draw:start-shape="id6" draw:start-glue-point="7" draw:end-shape="id7" draw:end-glue-point="0" svg:d="M11375 11875h2375v625" svg:viewBox="0 0 2376 626">
              <text:p text:style-name="P9"><text:span text:style-name="T3">SI</text:span></text:p>
            </draw:connector>
            <draw:connector draw:style-name="gr10" draw:text-style-name="P14" draw:layer="layout" draw:type="line" svg:x1="13.75cm" svg:y1="15cm" svg:x2="13.75cm" svg:y2="16cm" draw:start-shape="id7" draw:start-glue-point="2" draw:end-shape="id8" draw:end-glue-point="4" svg:d="M13750 15000v1000" svg:viewBox="0 0 1 1001">
              <text:p text:style-name="P13"><text:span text:style-name="T5">(opcional)</text:span></text:p>
            </draw:connector>
            <draw:custom-shape draw:style-name="gr11" draw:text-style-name="P8" xml:id="id9" draw:id="id9" draw:layer="layout" svg:width="6cm" svg:height="2.25cm" svg:x="5.75cm" svg:y="18cm">
              <text:p text:style-name="P7"><text:span text:style-name="T2">¿Libro disponible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12" draw:text-style-name="P15" xml:id="id11" draw:id="id11" draw:layer="layout" svg:width="5.25cm" svg:height="3.75cm" svg:x="6.125cm" svg:y="21.674cm">
              <text:p text:style-name="P7"><text:span text:style-name="T2">¿Libro ya había sido reservado por el usuario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13" draw:text-style-name="P17" draw:layer="layout" svg:x1="5.75cm" svg:y1="19.125cm" svg:x2="3.5cm" svg:y2="26.5cm" draw:start-shape="id9" draw:start-glue-point="5" draw:end-shape="id10" draw:end-glue-point="4" svg:d="M5750 19125h-2250v7375" svg:viewBox="0 0 2251 7376">
              <text:p text:style-name="P16"><text:span text:style-name="T6">SI</text:span></text:p>
            </draw:connector>
            <draw:custom-shape draw:style-name="gr14" draw:text-style-name="P18" xml:id="id10" draw:id="id10" draw:layer="layout" svg:width="4.5cm" svg:height="1.5cm" svg:x="1.25cm" svg:y="26.5cm">
              <text:p text:style-name="P7"><text:span text:style-name="T2">SOLICITAR PRÉSTAMO LIBRO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5" draw:text-style-name="P20" xml:id="id13" draw:id="id13" draw:layer="layout" svg:width="4.75cm" svg:height="1cm" svg:x="6.375cm" svg:y="27cm">
              <text:p text:style-name="P19"><text:span text:style-name="T1">LIBRO NO DISPONIBL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8" xml:id="id8" draw:id="id8" draw:layer="layout" svg:width="6cm" svg:height="1.75cm" svg:x="10.75cm" svg:y="16cm">
              <text:p text:style-name="P7"><text:span text:style-name="T2">¿Anular reserva otro libro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13" draw:text-style-name="P22" draw:layer="layout" svg:x1="10.75cm" svg:y1="16.875cm" svg:x2="8.75cm" svg:y2="18cm" draw:start-shape="id8" draw:start-glue-point="5" draw:end-shape="id9" draw:end-glue-point="4" svg:d="M10750 16875h-2000v1125" svg:viewBox="0 0 2001 1126">
              <text:p text:style-name="P21"><text:span text:style-name="T7">SI</text:span></text:p>
            </draw:connector>
            <draw:connector draw:style-name="gr7" draw:text-style-name="P24" draw:layer="layout" draw:line-skew="0cm 3.499cm" svg:x1="16.75cm" svg:y1="16.875cm" svg:x2="17cm" svg:y2="26.25cm" draw:start-shape="id8" draw:start-glue-point="7" draw:end-shape="id5" draw:end-glue-point="0" svg:d="M16750 16875h502v8625h-252v750" svg:viewBox="0 0 503 9376">
              <text:p text:style-name="P23"><text:span text:style-name="T3">NO</text:span></text:p>
            </draw:connector>
            <draw:custom-shape draw:style-name="gr17" draw:text-style-name="P8" xml:id="id12" draw:id="id12" draw:layer="layout" svg:width="4.75cm" svg:height="1.75cm" svg:x="12cm" svg:y="20.25cm">
              <text:p text:style-name="P7"><text:span text:style-name="T2">¿Anular reserva libro?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onnector draw:style-name="gr18" draw:text-style-name="P26" draw:layer="layout" svg:x1="11.375cm" svg:y1="23.549cm" svg:x2="14.375cm" svg:y2="22cm" draw:start-shape="id11" draw:start-glue-point="7" draw:end-shape="id12" draw:end-glue-point="6" svg:d="M11375 23549h3000v-1549" svg:viewBox="0 0 3001 1550">
              <text:p text:style-name="P25">SI</text:p>
            </draw:connector>
            <draw:connector draw:style-name="gr18" draw:text-style-name="P22" draw:layer="layout" svg:x1="14.375cm" svg:y1="20.25cm" svg:x2="11.75cm" svg:y2="19.125cm" draw:start-shape="id12" draw:start-glue-point="4" draw:end-shape="id9" draw:end-glue-point="7" svg:d="M14375 20250v-1125h-2625" svg:viewBox="0 0 2626 1126">
              <text:p text:style-name="P21"><text:span text:style-name="T7">SI</text:span></text:p>
            </draw:connector>
            <draw:custom-shape draw:style-name="gr19" draw:text-style-name="P20" xml:id="id5" draw:id="id5" draw:layer="layout" svg:width="5.5cm" svg:height="1.75cm" svg:x="14.25cm" svg:y="26.25cm">
              <text:p text:style-name="P19"><text:span text:style-name="T4">Solo se puede reservar un libro si no se tienen libros ya reservados o ya prestados pendientes de devolver </text:span><text:span text:style-name="T1"><text:s/></text:span></text:p>
              <draw:enhanced-geometry svg:viewBox="0 0 21600 21600" draw:type="rectangle" draw:enhanced-path="M 0 0 L 21600 0 21600 21600 0 21600 0 0 Z N"/>
            </draw:custom-shape>
            <draw:connector draw:style-name="gr7" draw:text-style-name="P24" draw:layer="layout" svg:x1="16.75cm" svg:y1="21.125cm" svg:x2="17cm" svg:y2="26.25cm" draw:start-shape="id12" draw:start-glue-point="7" draw:end-shape="id5" draw:end-glue-point="0" svg:d="M16750 21125h502v3001h-252v2124" svg:viewBox="0 0 503 5126">
              <text:p text:style-name="P23"><text:span text:style-name="T3">NO</text:span></text:p>
            </draw:connector>
            <draw:connector draw:style-name="gr13" draw:text-style-name="P28" draw:layer="layout" svg:x1="8.75cm" svg:y1="8.25cm" svg:x2="8.75cm" svg:y2="9.5cm" draw:start-shape="id4" draw:start-glue-point="6" draw:end-shape="id6" draw:end-glue-point="4" svg:d="M8750 8250v1250" svg:viewBox="0 0 1 1251">
              <text:p text:style-name="P27"><text:span text:style-name="T8">NO</text:span></text:p>
            </draw:connector>
            <draw:connector draw:style-name="gr13" draw:text-style-name="P28" draw:layer="layout" svg:x1="8.75cm" svg:y1="14.25cm" svg:x2="8.75cm" svg:y2="18cm" draw:start-shape="id6" draw:start-glue-point="6" draw:end-shape="id9" draw:end-glue-point="4" svg:d="M8750 14250v3750" svg:viewBox="0 0 1 3751">
              <text:p text:style-name="P27"><text:span text:style-name="T8">NO</text:span></text:p>
            </draw:connector>
            <draw:connector draw:style-name="gr20" draw:text-style-name="P30" draw:layer="layout" svg:x1="8.75cm" svg:y1="20.25cm" svg:x2="8.75cm" svg:y2="21.674cm" draw:start-shape="id9" draw:start-glue-point="6" draw:end-shape="id11" draw:end-glue-point="4" svg:d="M8750 20250v1424" svg:viewBox="0 0 1 1425">
              <text:p text:style-name="P29"><text:span text:style-name="T9">NO</text:span></text:p>
            </draw:connector>
            <draw:connector draw:style-name="gr20" draw:text-style-name="P30" draw:layer="layout" svg:x1="8.75cm" svg:y1="25.424cm" svg:x2="8.75cm" svg:y2="27cm" draw:start-shape="id11" draw:start-glue-point="6" draw:end-shape="id13" draw:end-glue-point="0" svg:d="M8750 25424v1576" svg:viewBox="0 0 1 1577">
              <text:p text:style-name="P29"><text:span text:style-name="T9">NO</text:span></text:p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0:40:26.341000000</meta:creation-date>
    <dc:date>2023-05-05T12:28:41.704000000</dc:date>
    <meta:editing-duration>PT3H56M43S</meta:editing-duration>
    <meta:editing-cycles>17</meta:editing-cycles>
    <meta:generator>LibreOffice/7.4.1.2$Windows_X86_64 LibreOffice_project/3c58a8f3a960df8bc8fd77b461821e42c061c5f0</meta:generator>
    <meta:document-statistic meta:object-count="30"/>
  </office:meta>
</office:document-meta>
</file>